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8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7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6.11.21, 03:50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24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9 Kommentare 96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55</text:p>
          </table:table-cell>
          <table:table-cell table:number-columns-repeated="6"/>
        </table:table-row>
        <table:table-row table:style-name="ro1">
          <table:table-cell table:formula="of:=SUM([.A84:.A100000])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folgende Nachricht bekam ich per WhatsApp... - Franz Huberbauer | Facebo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z Huberbau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. Mai 2020 um 07:48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folgende Nachricht bekam ich per WhatsApp von einem Freund und wird derzeit in Windeseile verbreitet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IN ITALIEN WURDE ENDLICH EIN HEILMITTEL FÜR DAS CORONAVIRUS GEFUN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alienische Ärzte missachteten das Weltgesundheitsgesetz der WHO, bei Coronavirus-Todesfällen k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psien durchzuführen, und entdeckten, dass es KEIN VIRUS, sondern ein BACTERIA ist, das den Tod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verursacht. Sie verursacht die Bildung von Gerinnseln im Blut und führt zum Tod des Patienten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?L 'Italien schlägt das so genannte Covid-19, das nichts anderes ist als eine "disseminierte intravaskuläre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erinnung" (Thrombose)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?Et der Weg, es zu bekämpfen oder zu heilen, ist mit "Antibiotika, Entzündungs- und Gerinnungshemmern" w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m einfachen ASPIRIN Dies deutet darauf hin, dass diese Krankheit schlecht behandelt wurd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 sensationelle Nachricht für die ganze Welt wurde von italienischen Ärzten produziert, die Autopsien 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chen von Covid-19 durchführ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?Encore mehr, so die italienischen Pathologen: "Beatmungsgeräte waren nie notwendig, ebenso wenig wie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nsivstation"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?Ainsi, so dass in Italien die Änderung der Protokolle begann, ITALIEN REVOLVIERT UND BESTIMMT, W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 WELTWEITE PANDEMIE GENANNT HAT, Diese Abhilfe wussten die Chinesen bereits und meldeten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FÜR GESCHÄF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lle dieser Informationen: Gesundheitsministerium von ITALI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**********************************************************************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ILEN SIE ES, DAMIT DIE GANZE WELT WEIß, DASS WIR GETÄUSCHT UND UNSERE ÄLTES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TÖTET WORDEN SIND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@italiarevelacurardelcovid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armieren Sie →soyez wachsam!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mitteln Sie diese Informationen an Ihre ganze Familie, Nachbarschaft, Bekannte, Freunde, Kolleg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arbeiter...etc. etc. und an Ihr Umfeld im Allgemeinen. 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man sich mit Covid-19 infiziert, ... bei dem es sich nicht um einen Virus handelt, wie man uns glau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hte, sondern um ein Bakterium, ... das durch 5 G elektromagnetische Strahlung verstärkt wird, w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benfalls Entzündungen und Hypoxie hervorruf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ER IST DAS, WAS SIE TUN MÜSSEN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 nehmen 100 mg Aspirin und Apronax (ein nichtsteroidales entzündungshemmendes Medikament (NSAID)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Entzündungen und Schmerzen bekämpft, das Fieber senkt und das Blut verdünnt) oder Paracetamol 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um? ...weil Covid-19 nachweislich eine Blutgerinnung verursacht, die zu Thrombosen führt, und das Bl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zirkuliert und das Herz und die Lungen nicht mit Sauerstoff versorgt, weshalb ein Mensch schnell dar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irbt, dass er nicht atmen ka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Italien schickten sie das WHO-Protokoll in die Hölle, und sie führten eine Autopsie an einer Leiche durch,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 Covid-19 starb. Sie schnitten den Körper auf und öffneten Arme und Beine und andere Körperteile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llten fest, dass die Venen erweitert waren und das Blut geronnen war und alle Venen und Arterien vol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innsel waren, wodurch das Blut nicht mehr normal zirkulieren konnte und alle Organe, vor allem Gehir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z und Lunge, mit Sauerstoff versorgt wurden und der Patient schließlich starb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 das italienische Gesundheitsministerium diese Diagnose erkannte, änderte es sofort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handlungsprotokolle für Covid-19 ... und begann, seinen positiven Patienten 100 mg Aspirin und Apranax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abreichen. Das Ergebnis: Die Patienten begannen sich zu erholen und zeigten Besserung, und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undheitsministerium schickte mehr als 14.000 Patienten an einem einzigen Tag nach Haus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ist DRINGEND, diese Informationen weiterzugeben und sie viral zu verbreiten. Hier in ITALIEN, unser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d, hat man uns mit dieser Pandemie belogen; das Einzige, was unser Präsident uns jeden Tag sagt, si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n und Statistiken, aber nicht, um uns diese Informationen zu geben, die die Bürger retten können. Liegt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franz.huberbauer.31/posts/269169908771717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5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folgende Nachricht bekam ich per WhatsApp... - Franz Huberbau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elleicht daran, dass er auch von den Eliten der Welt bedroht wäre...? Wir wissen nicht, was die Regierun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Welt tun, aber Italien beschloss, die Regel zu umgehen... ...weil sie bereits überfordert waren und sich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m ernsten Chaos von täglichen Todesfällen befanden... .“ (Ende der Originalnachricht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 Von unabhängigen Faktenprüfern überprü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6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z Huber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hmt euch bitte 5 Minuten Zeit und lest euch diese Nachricht oben komplett durch. Eur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inung dazu ist mir sehr wicht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ke Schräf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Huberbauer ich war auf der Homepage des italienischen gesundheitsminiisteriums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nte aber offizieller seits nichts fi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Kogel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äre super wenn das so wäre.. Aber wer bestätigt da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Herbo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hätte ich doch gerne verifizierte Quell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undern würde ich mich allerdings n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inhard Hobodit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elle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Herr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wurde aus Hamburg schon vor einer Woche kommunizie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Tyraj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ört auf zu spinnen,Sauerstoffmangel wegen Bastiburka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ett Lü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das kann so nicht stimmen ich hörte mir einmal an wie die behandelt wurden in Italien von ein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t (ich glaube es waren 7 Antibiotika hochdosiert verabreicht)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franz.huberbauer.31/posts/269169908771717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5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folgende Nachricht bekam ich per WhatsApp... - Franz Huberbau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Ra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hr wollt wissen wie man die ganze Scheiße beenden kann? Dann braucht Ihr Euch nur dieses Vide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uf meiner Seite ansehen. Über 1OO Infiszierte in 4 Tagen geheilt. Soooooo einfach wärs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Pinge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e Quellenangabe oder ein Link wären natürlich interessant, wer hinter dieser Botschaf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eckt. Es hört sich zwar interessant an, könnte aber auch ein Fake sein. Dieses Thema ist s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ikel und daher bräuchten wir mehr Fakten und Infos dazu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En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Pingera Corona ist auch ein Fake, da ist Influenza viel gefährlich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udi Spi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Engel es gehört zuminderstends der Grippe Stämme an und verändert s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ändig und er ist harmlos das hab ich von Anfang an gesag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b kann ein Test positiv sein obwohl es sich nicht um Covit handeln muss sondern um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on immer existierenden Coronaviren. Das haben soviel Menschen in sich ohne je etw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merkt zu ha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 haben eine Angstpandemie soviel steht fest aber Virus Pandemie naja alles kommt ra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En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udi Spitzer genau so ist es l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Ra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ur Zeit schütze ich mich und andere einfach vorbeugend wenn ich unterwegs bin - ohne dies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olut sinnlosen Bakterienauffangfetze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inhard Hobodit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s nun durchgelesen und sry... Einfach Schwachsin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franz.huberbauer.31/posts/269169908771717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5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folgende Nachricht bekam ich per WhatsApp... - Franz Huberbau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Ra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 informiere sich auf You Tube: Andreas Kalcker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Neiner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annend da schmöker von irgendwelchen leuten durchzules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men Kerst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er geht es nicht um ein Auto welches verschrottet werden soll oder nicht.! Hier geht es um uns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eben, da mir keiner eine schriftliche Garantie geben wird, ziehe ich es vor, um meine Famil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menschen nicht in Gefahr zu bringen, eine gesunde Vorsicht mit Abstand und auf kuscheltreff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 verzichten! Hm komisch, hat mir bis jetzt nicht geschadet??? Eher das Gegenteil, Zeit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milie, Garten, und vieles andere auch. Lediglich die Bakterien /vierenlappen mundschutz Idee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te ich für Schwachsinn. In dem Sinne, bleibt gesund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 Mari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weiß nicht, ob das so stimmt. Ich weiß aber, dass auch Prof. Püschel davon gesprochen hat,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ass es eine Gerinnungsstörung ist, Aspirin ist bekannt, dass es das Blut verdünnt. Dass es s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um Viren, sondern um Bakterien handeln soll, geistert seit gestern durchs Netz. Wenn 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ist, dann wird das sicherlich verifiziert ans Tageslicht kommen. Wundern kann ich mich über g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x mehr. Sowas, wie diesen Wahnsinn, mit diesen jetzt seit Monaten anhaltenden Widersprü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t es in der Medizin wohl noch nie gege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men Kerst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 Marie ja, es geht einem auch an die Substanz, diese Ungewissheit, das Misstrauen 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lles. Da bleibt uns eh nur eines, abwarten und der zeit wirklich acht geben, das man sich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menschen nicht mutwillig in Gefahr bringt. Wir wissen es nicht, was wirklich dahinter steck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kann gut enden aber auch mit dem Tod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Jor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hat das Leben so an sich ‐IRGENDWANN endet es tödlich und wir wissen nicht wannMIT UND OHNE HYSTERIE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Jor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 Marie Vermutlich waren auch MEDIZINER, INSTITUTE UND MEDIEN SO GLÖBAL 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enigen Händen- fast ALLE lassen sich kaufen oder erpressen- SONST WÄRE DIE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OBALE HYSTERIE NICHT MÖGLICH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Hofmue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??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ka Reic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netdoktor.de/news/covid-19-verursacht-thrombosen-und-lungenembolien/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vid-19 verursacht Thrombosen und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doktor 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franz.huberbauer.31/posts/269169908771717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5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folgende Nachricht bekam ich per WhatsApp... - Franz Huberbau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tdoktor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gi Wink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auch nur bei vorerkrankten Person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land Schmie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ve Reu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atsapp ...eine äußerst seriöse Quel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olf Eb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ist eindeutig ein Fake! Habe Stundenlang. Recherchiert Nichts gefunden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Bodl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ine in welchen Deutsch das geschrieben ist, fallt ihr wirklich auf immer primitivere Method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ein?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franz.huberbauer.31/posts/269169908771717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6" calcext:value-type="float">
            <text:p>6</text:p>
          </table:table-cell>
          <table:table-cell table:style-name="ce7" table:formula="of:=COUNTIF([.D$1:.D$1048576];&quot;X&quot;)" office:value-type="float" office:value="7" calcext:value-type="float">
            <text:p>7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16" calcext:value-type="float">
            <text:p>16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449];[.D449];[.F449])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1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5:35:55.626162387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5:43:24.427966402</dc:date>
    <meta:editing-duration>PT2M27S</meta:editing-duration>
    <meta:editing-cycles>2</meta:editing-cycles>
    <meta:document-statistic meta:table-count="1" meta:cell-count="327" meta:object-count="0"/>
  </office:meta>
</office:document-meta>
</file>